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7700000160256460EB.png" manifest:media-type="image/png"/>
  <manifest:file-entry manifest:full-path="Pictures/10000001000007800000043831409B1C.png" manifest:media-type="image/png"/>
  <manifest:file-entry manifest:full-path="Pictures/100000010000078000000438A237A644.png" manifest:media-type="image/png"/>
  <manifest:file-entry manifest:full-path="Pictures/100000010000078000000438BFE659AB.png" manifest:media-type="image/png"/>
  <manifest:file-entry manifest:full-path="Pictures/1000000100000644000002A21DDFA43E.png" manifest:media-type="image/png"/>
  <manifest:file-entry manifest:full-path="Pictures/1000000100000236000002C7F5191FB4.png" manifest:media-type="image/png"/>
  <manifest:file-entry manifest:full-path="Pictures/100000010000038700000176F12C7962.png" manifest:media-type="image/png"/>
  <manifest:file-entry manifest:full-path="Pictures/10000001000001E700000193406AA29B.png" manifest:media-type="image/png"/>
  <manifest:file-entry manifest:full-path="Pictures/1000000100000284000001DE54AEDB2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132e5" officeooo:paragraph-rsid="000132e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Obraz1" text:anchor-type="char" svg:width="17cm" svg:height="9.562cm" draw:z-index="0"><draw:image xlink:href="Pictures/10000001000007800000043831409B1C.png" xlink:type="simple" xlink:show="embed" xlink:actuate="onLoad" draw:mime-type="image/png"/></draw:frame>Tworzenie projektu w react.</text:p>
      <text:p text:style-name="P1"><draw:frame draw:style-name="fr3" draw:name="Obraz2" text:anchor-type="char" svg:width="17cm" svg:height="9.562cm" draw:z-index="1"><draw:image xlink:href="Pictures/100000010000078000000438BFE659AB.png" xlink:type="simple" xlink:show="embed" xlink:actuate="onLoad" draw:mime-type="image/png"/></draw:frame><text:soft-page-break/></text:p>
      <text:p text:style-name="P1"/>
      <text:p text:style-name="P1"><draw:frame draw:style-name="fr3" draw:name="Obraz3" text:anchor-type="char" svg:width="17cm" svg:height="9.562cm" draw:z-index="2"><draw:image xlink:href="Pictures/100000010000078000000438A237A644.png" xlink:type="simple" xlink:show="embed" xlink:actuate="onLoad" draw:mime-type="image/png"/></draw:frame></text:p>
      <text:p text:style-name="P1"><text:soft-page-break/></text:p>
      <text:p text:style-name="P1"><draw:frame draw:style-name="fr2" draw:name="Obraz4" text:anchor-type="char" svg:x="0cm" svg:y="0.411cm" svg:width="17cm" svg:height="7.142cm" draw:z-index="3"><draw:image xlink:href="Pictures/1000000100000644000002A21DDFA43E.png" xlink:type="simple" xlink:show="embed" xlink:actuate="onLoad" draw:mime-type="image/png"/></draw:frame><draw:frame draw:style-name="fr2" draw:name="Obraz5" text:anchor-type="char" svg:x="0.817cm" svg:y="7.403cm" svg:width="14.977cm" svg:height="18.814cm" draw:z-index="4"><draw:image xlink:href="Pictures/1000000100000236000002C7F5191FB4.png" xlink:type="simple" xlink:show="embed" xlink:actuate="onLoad" draw:mime-type="image/png"/></draw:frame></text:p>
      <text:p text:style-name="P1"><draw:frame draw:style-name="fr2" draw:name="Obraz6" text:anchor-type="char" svg:x="0.198cm" svg:y="-0.395cm" svg:width="17cm" svg:height="7.04cm" draw:z-index="5"><draw:image xlink:href="Pictures/100000010000038700000176F12C7962.png" xlink:type="simple" xlink:show="embed" xlink:actuate="onLoad" draw:mime-type="image/png"/></draw:frame><text:soft-page-break/></text:p>
      <text:p text:style-name="P1"><draw:frame draw:style-name="fr2" draw:name="Obraz7" text:anchor-type="char" svg:x="0.152cm" svg:y="0.273cm" svg:width="16.697cm" svg:height="9.313cm" draw:z-index="6"><draw:image xlink:href="Pictures/100000010000027700000160256460EB.png" xlink:type="simple" xlink:show="embed" xlink:actuate="onLoad" draw:mime-type="image/png"/></draw:frame><draw:frame draw:style-name="fr2" draw:name="Obraz8" text:anchor-type="char" svg:x="1.584cm" svg:y="9.375cm" svg:width="12.887cm" svg:height="10.664cm" draw:z-index="7"><draw:image xlink:href="Pictures/10000001000001E700000193406AA29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<draw:frame draw:style-name="fr1" draw:name="Obraz9" text:anchor-type="char" svg:width="17cm" svg:height="12.617cm" draw:z-index="8"><draw:image xlink:href="Pictures/1000000100000284000001DE54AEDB2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8:20:23.923000000</meta:creation-date>
    <dc:date>2024-09-30T10:50:03.213000000</dc:date>
    <meta:editing-duration>PT13M39S</meta:editing-duration>
    <meta:editing-cycles>2</meta:editing-cycles>
    <meta:generator>LibreOffice/24.2.2.2$Windows_X86_64 LibreOffice_project/d56cc158d8a96260b836f100ef4b4ef25d6f1a01</meta:generator>
    <meta:document-statistic meta:table-count="0" meta:image-count="9" meta:object-count="0" meta:page-count="6" meta:paragraph-count="1" meta:word-count="4" meta:character-count="27" meta:non-whitespace-character-count="24"/>
  </office:meta>
</office:document-meta>
</file>